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07">
            <text:p>Hd-20807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531.0">
            <text:p>11531.0</text:p>
          </table:table-cell>
          <table:table-cell office:value-type="float" office:value="79.0">
            <text:p>79.0</text:p>
          </table:table-cell>
          <table:table-cell office:value-type="string" office:value="Shell debris from fjord terrace disturbed by solifluction">
            <text:p>Shell debris from fjord terrace disturbed by solifluction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06">
            <text:p>Hd-20806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127.0">
            <text:p>10127.0</text:p>
          </table:table-cell>
          <table:table-cell office:value-type="float" office:value="102.0">
            <text:p>102.0</text:p>
          </table:table-cell>
          <table:table-cell office:value-type="string" office:value="Shell debris of Mya truncata from raised beach">
            <text:p>Shell debris of Mya truncat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7">
            <text:p>21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2918">
            <text:p>T-2918</text:p>
          </table:table-cell>
          <table:table-cell office:value-type="float" office:value="79.424">
            <text:p>79.424</text:p>
          </table:table-cell>
          <table:table-cell office:value-type="float" office:value="13.372">
            <text:p>13.372</text:p>
          </table:table-cell>
          <table:table-cell office:value-type="float" office:value="10490.0">
            <text:p>10490.0</text:p>
          </table:table-cell>
          <table:table-cell office:value-type="float" office:value="110.0">
            <text:p>110.0</text:p>
          </table:table-cell>
          <table:table-cell office:value-type="string" office:value="M. truncata/H. arctica">
            <text:p>M. truncata/H.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22">
            <text:p>Hd-20822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031.0">
            <text:p>10031.0</text:p>
          </table:table-cell>
          <table:table-cell office:value-type="float" office:value="77.0">
            <text:p>77.0</text:p>
          </table:table-cell>
          <table:table-cell office:value-type="string" office:value="Paired Mya truncata valves from raised beach">
            <text:p>Paired Mya truncata valve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7">
            <text:p>21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23">
            <text:p>Hd-20823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6452.0">
            <text:p>6452.0</text:p>
          </table:table-cell>
          <table:table-cell office:value-type="float" office:value="44.0">
            <text:p>44.0</text:p>
          </table:table-cell>
          <table:table-cell office:value-type="string" office:value="Duplicate of UtC-10089 (Mytilus edulis)">
            <text:p>Duplicate of UtC-10089 (Mytilus edulis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24">
            <text:p>Hd-20824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100.0">
            <text:p>10100.0</text:p>
          </table:table-cell>
          <table:table-cell office:value-type="float" office:value="81.0">
            <text:p>81.0</text:p>
          </table:table-cell>
          <table:table-cell office:value-type="string" office:value="Duplicate of UtC-10152">
            <text:p>Duplicate of UtC-10152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2837">
            <text:p>T-2837</text:p>
          </table:table-cell>
          <table:table-cell office:value-type="float" office:value="79.47">
            <text:p>79.47</text:p>
          </table:table-cell>
          <table:table-cell office:value-type="float" office:value="13.406">
            <text:p>13.406</text:p>
          </table:table-cell>
          <table:table-cell office:value-type="float" office:value="10050.0">
            <text:p>10050.0</text:p>
          </table:table-cell>
          <table:table-cell office:value-type="float" office:value="110.0">
            <text:p>110.0</text:p>
          </table:table-cell>
          <table:table-cell office:value-type="string" office:value="Whale rib">
            <text:p>Whale rib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5">
            <text:p>2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53">
            <text:p>UtC-10153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610.0">
            <text:p>10610.0</text:p>
          </table:table-cell>
          <table:table-cell office:value-type="float" office:value="60.0">
            <text:p>60.0</text:p>
          </table:table-cell>
          <table:table-cell office:value-type="string" office:value="Mya truncata from raised beach">
            <text:p>Mya truncat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67">
            <text:p>Hd-20867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527.0">
            <text:p>11527.0</text:p>
          </table:table-cell>
          <table:table-cell office:value-type="float" office:value="57.0">
            <text:p>57.0</text:p>
          </table:table-cell>
          <table:table-cell office:value-type="string" office:value="Shell debris from sublitoral sands at base of beach ridge">
            <text:p>Shell debris from sublitoral sands at base of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72">
            <text:p>Hd-20872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835.0">
            <text:p>9835.0</text:p>
          </table:table-cell>
          <table:table-cell office:value-type="float" office:value="66.0">
            <text:p>66.0</text:p>
          </table:table-cell>
          <table:table-cell office:value-type="string" office:value="Balnus sp. debris from beach ridge">
            <text:p>Balnus sp. debris from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6">
            <text:p>1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891">
            <text:p>Hd-20891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899.0">
            <text:p>9899.0</text:p>
          </table:table-cell>
          <table:table-cell office:value-type="float" office:value="51.0">
            <text:p>51.0</text:p>
          </table:table-cell>
          <table:table-cell office:value-type="string" office:value="C in living position from beach ridge">
            <text:p>C in living position from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946">
            <text:p>Hd-20946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7037.0">
            <text:p>7037.0</text:p>
          </table:table-cell>
          <table:table-cell office:value-type="float" office:value="55.0">
            <text:p>55.0</text:p>
          </table:table-cell>
          <table:table-cell office:value-type="string" office:value="Shell debris from raised beach ridge">
            <text:p>Shell debris from raised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988">
            <text:p>Hd-20988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099.0">
            <text:p>11099.0</text:p>
          </table:table-cell>
          <table:table-cell office:value-type="float" office:value="91.0">
            <text:p>91.0</text:p>
          </table:table-cell>
          <table:table-cell office:value-type="string" office:value="Shell debris from raised beach (same as UtC-10153)">
            <text:p>Shell debris from raised beach (same as UtC-10153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989">
            <text:p>Hd-20989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237.0">
            <text:p>9237.0</text:p>
          </table:table-cell>
          <table:table-cell office:value-type="float" office:value="75.0">
            <text:p>75.0</text:p>
          </table:table-cell>
          <table:table-cell office:value-type="string" office:value="Whale rib buried in beach ridge">
            <text:p>Whale rib buried in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993">
            <text:p>Hd-20993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265.0">
            <text:p>10265.0</text:p>
          </table:table-cell>
          <table:table-cell office:value-type="float" office:value="86.0">
            <text:p>86.0</text:p>
          </table:table-cell>
          <table:table-cell office:value-type="string" office:value="Shell debris from raised beach">
            <text:p>Shell debri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998">
            <text:p>Hd-20998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481.0">
            <text:p>10481.0</text:p>
          </table:table-cell>
          <table:table-cell office:value-type="float" office:value="66.0">
            <text:p>66.0</text:p>
          </table:table-cell>
          <table:table-cell office:value-type="string" office:value="Mya truncata from raised beach">
            <text:p>Mya truncat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1014">
            <text:p>Hd-21014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098.0">
            <text:p>10098.0</text:p>
          </table:table-cell>
          <table:table-cell office:value-type="float" office:value="65.0">
            <text:p>65.0</text:p>
          </table:table-cell>
          <table:table-cell office:value-type="string" office:value="Shell debris from raised beach ridge">
            <text:p>Shell debris from raised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1035">
            <text:p>Hd-21035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980.0">
            <text:p>9980.0</text:p>
          </table:table-cell>
          <table:table-cell office:value-type="float" office:value="72.0">
            <text:p>72.0</text:p>
          </table:table-cell>
          <table:table-cell office:value-type="string" office:value="Paired Mya truncata valves from raised beach">
            <text:p>Paired Mya truncata valve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8">
            <text:p>16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2790">
            <text:p>Hd-22790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079.0">
            <text:p>10079.0</text:p>
          </table:table-cell>
          <table:table-cell office:value-type="float" office:value="81.0">
            <text:p>81.0</text:p>
          </table:table-cell>
          <table:table-cell office:value-type="string" office:value="Duplicate of Hd-20822">
            <text:p>Duplicate of Hd-20822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7">
            <text:p>21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55">
            <text:p>UtC-10155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883.0">
            <text:p>10883.0</text:p>
          </table:table-cell>
          <table:table-cell office:value-type="float" office:value="44.0">
            <text:p>44.0</text:p>
          </table:table-cell>
          <table:table-cell office:value-type="string" office:value="Single shell valve from raised beach (same as Hd-20988)">
            <text:p>Single shell valve from raised beach (same as Hd-20988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789">
            <text:p>Hd-20789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282.0">
            <text:p>9282.0</text:p>
          </table:table-cell>
          <table:table-cell office:value-type="float" office:value="75.0">
            <text:p>75.0</text:p>
          </table:table-cell>
          <table:table-cell office:value-type="string" office:value="Mytilus edulis from beach ridge">
            <text:p>Mytilus edulis from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-20781">
            <text:p>Hd-20781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555.0">
            <text:p>11555.0</text:p>
          </table:table-cell>
          <table:table-cell office:value-type="float" office:value="75.0">
            <text:p>75.0</text:p>
          </table:table-cell>
          <table:table-cell office:value-type="string" office:value="Mya truncata from marine sediments on top of till">
            <text:p>Mya truncata from marine sediments on top of ti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9.9">
            <text:p>39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l571O-15166">
            <text:p>HDl571O-15166</text:p>
          </table:table-cell>
          <table:table-cell office:value-type="float" office:value="79.47">
            <text:p>79.47</text:p>
          </table:table-cell>
          <table:table-cell office:value-type="float" office:value="13.406">
            <text:p>13.406</text:p>
          </table:table-cell>
          <table:table-cell office:value-type="float" office:value="10000.0">
            <text:p>10000.0</text:p>
          </table:table-cell>
          <table:table-cell office:value-type="float" office:value="70.0">
            <text:p>70.0</text:p>
          </table:table-cell>
          <table:table-cell office:value-type="string" office:value="M. truncata">
            <text:p>M.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HDl5709-15478">
            <text:p>HDl5709-15478</text:p>
          </table:table-cell>
          <table:table-cell office:value-type="float" office:value="79.47">
            <text:p>79.47</text:p>
          </table:table-cell>
          <table:table-cell office:value-type="float" office:value="13.406">
            <text:p>13.406</text:p>
          </table:table-cell>
          <table:table-cell office:value-type="float" office:value="10225.0">
            <text:p>10225.0</text:p>
          </table:table-cell>
          <table:table-cell office:value-type="float" office:value="75.0">
            <text:p>75.0</text:p>
          </table:table-cell>
          <table:table-cell office:value-type="string" office:value="M. truncata">
            <text:p>M.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52">
            <text:p>UtC-10152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030.0">
            <text:p>10030.0</text:p>
          </table:table-cell>
          <table:table-cell office:value-type="float" office:value="50.0">
            <text:p>50.0</text:p>
          </table:table-cell>
          <table:table-cell office:value-type="string" office:value="Mya truncata in living position in homogeneous sand">
            <text:p>Mya truncata in living position in homogeneous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7">
            <text:p>UtC-10147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930.0">
            <text:p>9930.0</text:p>
          </table:table-cell>
          <table:table-cell office:value-type="float" office:value="60.0">
            <text:p>60.0</text:p>
          </table:table-cell>
          <table:table-cell office:value-type="string" office:value="Shell debris from raised beach ridge">
            <text:p>Shell debris from raised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3.2">
            <text:p>23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6">
            <text:p>UtC-10146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410.0">
            <text:p>10410.0</text:p>
          </table:table-cell>
          <table:table-cell office:value-type="float" office:value="60.0">
            <text:p>60.0</text:p>
          </table:table-cell>
          <table:table-cell office:value-type="string" office:value="Hiatella arctica from raised beach">
            <text:p>Hiatella arctic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5">
            <text:p>UtC-10145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440.0">
            <text:p>11440.0</text:p>
          </table:table-cell>
          <table:table-cell office:value-type="float" office:value="60.0">
            <text:p>60.0</text:p>
          </table:table-cell>
          <table:table-cell office:value-type="string" office:value="Shell debris from raised beach">
            <text:p>Shell debri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4">
            <text:p>UtC-10144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480.0">
            <text:p>11480.0</text:p>
          </table:table-cell>
          <table:table-cell office:value-type="float" office:value="60.0">
            <text:p>60.0</text:p>
          </table:table-cell>
          <table:table-cell office:value-type="string" office:value="Mya truncata from raised beach">
            <text:p>Mya truncat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4.2">
            <text:p>54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3">
            <text:p>UtC-10143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590.0">
            <text:p>11590.0</text:p>
          </table:table-cell>
          <table:table-cell office:value-type="float" office:value="60.0">
            <text:p>60.0</text:p>
          </table:table-cell>
          <table:table-cell office:value-type="string" office:value="Mya truncata from raised beach">
            <text:p>Mya truncat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3.1">
            <text:p>43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2">
            <text:p>UtC-10142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810.0">
            <text:p>9810.0</text:p>
          </table:table-cell>
          <table:table-cell office:value-type="float" office:value="57.0">
            <text:p>57.0</text:p>
          </table:table-cell>
          <table:table-cell office:value-type="string" office:value="Shell debris, mostly Mytilus edulis from beach ridge">
            <text:p>Shell debris, mostly Mytilus edulis from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1">
            <text:p>UtC-10141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1970.0">
            <text:p>11970.0</text:p>
          </table:table-cell>
          <table:table-cell office:value-type="float" office:value="60.0">
            <text:p>60.0</text:p>
          </table:table-cell>
          <table:table-cell office:value-type="string" office:value="Paired valves of juvenile Mya truncata from highest terrace">
            <text:p>Paired valves of juvenile Mya truncata from highest terrac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8.5">
            <text:p>68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54">
            <text:p>UtC-10154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246.0">
            <text:p>10246.0</text:p>
          </table:table-cell>
          <table:table-cell office:value-type="float" office:value="43.0">
            <text:p>43.0</text:p>
          </table:table-cell>
          <table:table-cell office:value-type="string" office:value="Paired Hiatella arctica valves from sublittoral sand">
            <text:p>Paired Hiatella arctica valves from sublittoral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38">
            <text:p>UtC-10138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570.0">
            <text:p>9570.0</text:p>
          </table:table-cell>
          <table:table-cell office:value-type="float" office:value="60.0">
            <text:p>60.0</text:p>
          </table:table-cell>
          <table:table-cell office:value-type="string" office:value="Paired valves of Mya truncata from beach ridge">
            <text:p>Paired valves of Mya truncata from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6">
            <text:p>1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095">
            <text:p>UtC-10095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10058.0">
            <text:p>10058.0</text:p>
          </table:table-cell>
          <table:table-cell office:value-type="float" office:value="48.0">
            <text:p>48.0</text:p>
          </table:table-cell>
          <table:table-cell office:value-type="string" office:value="Shell debris from raised beach ridge">
            <text:p>Shell debris from raised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089">
            <text:p>UtC-10089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6410.0">
            <text:p>6410.0</text:p>
          </table:table-cell>
          <table:table-cell office:value-type="float" office:value="50.0">
            <text:p>50.0</text:p>
          </table:table-cell>
          <table:table-cell office:value-type="string" office:value="Paired valves of Mytilus edulis">
            <text:p>Paired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140">
            <text:p>UtC-10140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817.0">
            <text:p>9817.0</text:p>
          </table:table-cell>
          <table:table-cell office:value-type="float" office:value="49.0">
            <text:p>49.0</text:p>
          </table:table-cell>
          <table:table-cell office:value-type="string" office:value="Mostly Balnus sp. debris from beach ridge">
            <text:p>Mostly Balnus sp. debris from beach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083">
            <text:p>UtC-10083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960.0">
            <text:p>9960.0</text:p>
          </table:table-cell>
          <table:table-cell office:value-type="float" office:value="60.0">
            <text:p>60.0</text:p>
          </table:table-cell>
          <table:table-cell office:value-type="string" office:value="Paired Mya truncata valves from raised beach">
            <text:p>Paired Mya truncata valve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7">
            <text:p>21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370">
            <text:p>T-12370</text:p>
          </table:table-cell>
          <table:table-cell office:value-type="float" office:value="79.52">
            <text:p>79.52</text:p>
          </table:table-cell>
          <table:table-cell office:value-type="float" office:value="13.207">
            <text:p>13.207</text:p>
          </table:table-cell>
          <table:table-cell office:value-type="float" office:value="9620.0">
            <text:p>9620.0</text:p>
          </table:table-cell>
          <table:table-cell office:value-type="float" office:value="65.0">
            <text:p>65.0</text:p>
          </table:table-cell>
          <table:table-cell office:value-type="string" office:value="M. edulis">
            <text:p>M.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369">
            <text:p>T-12369</text:p>
          </table:table-cell>
          <table:table-cell office:value-type="float" office:value="79.43">
            <text:p>79.43</text:p>
          </table:table-cell>
          <table:table-cell office:value-type="float" office:value="13.734">
            <text:p>13.734</text:p>
          </table:table-cell>
          <table:table-cell office:value-type="float" office:value="7060.0">
            <text:p>7060.0</text:p>
          </table:table-cell>
          <table:table-cell office:value-type="float" office:value="80.0">
            <text:p>80.0</text:p>
          </table:table-cell>
          <table:table-cell office:value-type="string" office:value="M. edulis">
            <text:p>M.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367">
            <text:p>T-12367</text:p>
          </table:table-cell>
          <table:table-cell office:value-type="float" office:value="79.472">
            <text:p>79.472</text:p>
          </table:table-cell>
          <table:table-cell office:value-type="float" office:value="13.395">
            <text:p>13.395</text:p>
          </table:table-cell>
          <table:table-cell office:value-type="float" office:value="1005.0">
            <text:p>1005.0</text:p>
          </table:table-cell>
          <table:table-cell office:value-type="float" office:value="50.0">
            <text:p>50.0</text:p>
          </table:table-cell>
          <table:table-cell office:value-type="string" office:value="Picea sp.">
            <text:p>Picea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UtC-10084">
            <text:p>UtC-10084</text:p>
          </table:table-cell>
          <table:table-cell office:value-type="float" office:value="79.47">
            <text:p>79.47</text:p>
          </table:table-cell>
          <table:table-cell office:value-type="float" office:value="13.9">
            <text:p>13.9</text:p>
          </table:table-cell>
          <table:table-cell office:value-type="float" office:value="9902.0">
            <text:p>9902.0</text:p>
          </table:table-cell>
          <table:table-cell office:value-type="float" office:value="50.0">
            <text:p>50.0</text:p>
          </table:table-cell>
          <table:table-cell office:value-type="string" office:value="Duplicate of Hd-20891">
            <text:p>Duplicate of Hd-20891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ucknerEtal2002,FormanEtal2004">
            <text:p>BrucknerEtal2002,FormanEtal2004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232">
            <text:p>T-12232</text:p>
          </table:table-cell>
          <table:table-cell office:value-type="float" office:value="79.432">
            <text:p>79.432</text:p>
          </table:table-cell>
          <table:table-cell office:value-type="float" office:value="13.701">
            <text:p>13.701</text:p>
          </table:table-cell>
          <table:table-cell office:value-type="float" office:value="9935.0">
            <text:p>9935.0</text:p>
          </table:table-cell>
          <table:table-cell office:value-type="float" office:value="80.0">
            <text:p>80.0</text:p>
          </table:table-cell>
          <table:table-cell office:value-type="string" office:value="M. truncata">
            <text:p>M.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228">
            <text:p>T-12228</text:p>
          </table:table-cell>
          <table:table-cell office:value-type="float" office:value="79.438">
            <text:p>79.438</text:p>
          </table:table-cell>
          <table:table-cell office:value-type="float" office:value="13.376">
            <text:p>13.376</text:p>
          </table:table-cell>
          <table:table-cell office:value-type="float" office:value="1195.0">
            <text:p>1195.0</text:p>
          </table:table-cell>
          <table:table-cell office:value-type="float" office:value="65.0">
            <text:p>65.0</text:p>
          </table:table-cell>
          <table:table-cell office:value-type="string" office:value="Larix sp.">
            <text:p>Larix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227">
            <text:p>T-12227</text:p>
          </table:table-cell>
          <table:table-cell office:value-type="float" office:value="79.483">
            <text:p>79.483</text:p>
          </table:table-cell>
          <table:table-cell office:value-type="float" office:value="13.426">
            <text:p>13.426</text:p>
          </table:table-cell>
          <table:table-cell office:value-type="float" office:value="9500.0">
            <text:p>9500.0</text:p>
          </table:table-cell>
          <table:table-cell office:value-type="float" office:value="75.0">
            <text:p>75.0</text:p>
          </table:table-cell>
          <table:table-cell office:value-type="string" office:value="M. edulis">
            <text:p>M.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  <table:table-row>
          <table:table-cell office:value-type="string" office:value="Bockfjorden">
            <text:p>Bockfjorden</text:p>
          </table:table-cell>
          <table:table-cell office:value-type="string" office:value="radiocarbon">
            <text:p>radiocarbon</text:p>
          </table:table-cell>
          <table:table-cell office:value-type="string" office:value="T-12226">
            <text:p>T-12226</text:p>
          </table:table-cell>
          <table:table-cell office:value-type="float" office:value="79.477">
            <text:p>79.477</text:p>
          </table:table-cell>
          <table:table-cell office:value-type="float" office:value="13.43">
            <text:p>13.43</text:p>
          </table:table-cell>
          <table:table-cell office:value-type="float" office:value="10475.0">
            <text:p>10475.0</text:p>
          </table:table-cell>
          <table:table-cell office:value-type="float" office:value="95.0">
            <text:p>95.0</text:p>
          </table:table-cell>
          <table:table-cell office:value-type="string" office:value="M. truncata">
            <text:p>M.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Hogvard2006">
            <text:p>SalvigsenHogvard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